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e73ce" officeooo:paragraph-rsid="001e73ce" style:font-size-asian="15pt" style:font-size-complex="15pt"/>
    </style:style>
    <style:style style:name="P2" style:family="paragraph" style:parent-style-name="Preformatted_20_Text">
      <style:text-properties fo:font-size="13pt" officeooo:rsid="001e73ce" officeooo:paragraph-rsid="001e73ce" style:font-size-asian="13pt" style:font-size-complex="13pt"/>
    </style:style>
    <style:style style:name="P3" style:family="paragraph" style:parent-style-name="Preformatted_20_Text">
      <style:text-properties fo:font-size="10.5pt" officeooo:rsid="001e73ce" officeooo:paragraph-rsid="001e73ce" style:font-size-asian="10.5pt" style:font-size-complex="10.5pt"/>
    </style:style>
    <style:style style:name="P4" style:family="paragraph" style:parent-style-name="Preformatted_20_Text">
      <style:paragraph-properties fo:break-before="page"/>
      <style:text-properties fo:font-size="15pt" officeooo:rsid="001e73ce" officeooo:paragraph-rsid="001e73ce" style:font-size-asian="15pt" style:font-size-complex="15pt"/>
    </style:style>
    <style:style style:name="P5" style:family="paragraph" style:parent-style-name="Footer">
      <style:text-properties officeooo:rsid="001e73ce" officeooo:paragraph-rsid="001e73c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59 一場無練習的比賽</text:p>
        <text:p text:style-name="P1"/>
        <text:p text:style-name="P1">一場無練習的比賽 </text:p>
        <text:p text:style-name="P1">Tsi̍t tiûnn bô liān-si̍p ê pí-sài</text:p>
        <text:p text:style-name="P1"/>
        <text:p text:style-name="P1"/>
        <text:p text:style-name="P1"/>
        <text:p text:style-name="P1"/>
        <text:p text:style-name="P1">車駛過長長的文心路，</text:p>
        <text:p text:style-name="P1">Tshia sái-kuè tn̂g-tn̂g ê Bûn-sim-lōo, </text:p>
        <text:p text:style-name="P1"/>
        <text:p text:style-name="P1">因為當咧起造臺中市頭一條捷運，</text:p>
        <text:p text:style-name="P1">in-uī tng-teh khí-tsō Tâi-tiong-tshī thâu tsi̍t tiâu tsia̍t-ūn,</text:p>
        <text:p text:style-name="P1"/>
        <text:p text:style-name="P1">原本開闊的四線道煞減去中央的兩線，</text:p>
        <text:p text:style-name="P1">guân-pún khui-khuah ê sì suànn tō suah kiám khì tiong-ng ê nn̄g suànn, </text:p>
        <text:p text:style-name="P1"/>
        <text:p text:style-name="P1">懸懸懸的鐵枋共倚安全島的雙爿圍起來，</text:p>
        <text:p text:style-name="P1">kuân-kuân-kuân ê thih-pang kā uá an-tsuân-tó ê siang-pîng uî--khí-lâi, </text:p>
        <text:p text:style-name="P1"/>
        <text:p text:style-name="P1">予駛車的人有一種錯覺──感覺倒手爿親像山崁，</text:p>
        <text:p text:style-name="P1">hōo sái-tshia ê lâng ū tsi̍t tsióng tshò-kak－－ kám-kak tò-tshiú-pîng tshin-tshiūnn suann-khàm, </text:p>
        <text:p text:style-name="P1"/>
        <text:p text:style-name="P1"/>
        <text:p text:style-name="P1"/>
        <text:p text:style-name="P1"/>
        <text:p text:style-name="P1">若是無細膩摖著，</text:p>
        <text:p text:style-name="P1">nā-sī bô-sè-jī tshè--tio̍h, </text:p>
        <text:p text:style-name="P1"/>
        <text:p text:style-name="P1">彼台車定著愛送去美容；</text:p>
        <text:p text:style-name="P1">hit tâi tshia tiānn-tio̍h ài sàng khì bí-iông; </text:p>
        <text:p text:style-name="P1"/>
        <text:p text:style-name="P1">抑，正手爿生狂的機車，</text:p>
        <text:p text:style-name="P1">ia̍h, tsiànn-tshiú-pîng tshenn-kông ê ki-tshia,</text:p>
        <text:p text:style-name="P1"/>
        <text:p text:style-name="P1">親像崁跤掣流的溪溝，</text:p>
        <text:p text:style-name="P1">tshin-tshiūnn khàm-kha tshuah-lâu ê khe-kau, </text:p>
        <text:p text:style-name="P1"/>
        <text:p text:style-name="P1">#『ハンドル』#(ha̋n-tóo-luh)扞無好勢，</text:p>
        <text:p text:style-name="P1">#‘ハンドル’# (ha̋n-tóo-luh) huānn bô hó-sè,</text:p>
        <text:p text:style-name="P1"/>
        <text:p text:style-name="P1">驚會墜落無底深坑。</text:p>
        <text:p text:style-name="P1">kiann ē tuī-lo̍h bô té tshim-khenn.</text:p>
        <text:p text:style-name="P1"/>
        <text:p text:style-name="P1">──佳哉！</text:p>
        <text:p text:style-name="P1">－－Ka-tsài! </text:p>
        <text:p text:style-name="P1"/>
        <text:p text:style-name="P1">頭前閣過一个地下道就到比賽的會場矣！</text:p>
        <text:p text:style-name="P1">Thâu-tsîng koh kuè tsi̍t ê tē-hā-tō tō kàu pí-sài ê huē-tiûnn --ah!</text:p>
        <text:p text:style-name="P1"/>
        <text:p text:style-name="P1"/>
        <text:p text:style-name="P1"/>
        <text:p text:style-name="P1"/>
        <text:p text:style-name="P1"/>
        <text:p text:style-name="P4">逐年的這个時陣，</text:p>
        <text:p text:style-name="P1">Ta̍k nî ê tsit ê sî-tsūn,</text:p>
        <text:p text:style-name="P1"/>
        <text:p text:style-name="P1">總是會載學生來參加比賽，</text:p>
        <text:p text:style-name="P1">tsóng--sī ē tsài ha̍k-sing lâi tsham-ka pí-sài, </text:p>
        <text:p text:style-name="P1"/>
        <text:p text:style-name="P1">往過佇車頂，</text:p>
        <text:p text:style-name="P1">íng-kuè tī tshia-tíng, </text:p>
        <text:p text:style-name="P1"/>
        <text:p text:style-name="P1">嘛是把握最後的機會練習，</text:p>
        <text:p text:style-name="P1">mā sī pá-ak tsuè-āu ê ki-huē liān-si̍p,</text:p>
        <text:p text:style-name="P1"/>
        <text:p text:style-name="P1">針對講稿的內容、聲調、動作、表情、眼神……，</text:p>
        <text:p text:style-name="P1">tsiam-tuì káng-kó ê luē-iông, siann-tiāu, tōng-tsok, piáu-tsîng, gán-sîn..., </text:p>
        <text:p text:style-name="P1"/>
        <text:p text:style-name="P1">再三叮嚀交代；</text:p>
        <text:p text:style-name="P1">tsài-sann ting-lîng kau-tài; </text:p>
        <text:p text:style-name="P1"/>
        <text:p text:style-name="P1">又閣袂當予in傷緊張，</text:p>
        <text:p text:style-name="P1">iū-koh bē-tàng hōo in siunn kín-tiunn,</text:p>
        <text:p text:style-name="P1"/>
        <text:p text:style-name="P1">著愛那講笑，</text:p>
        <text:p text:style-name="P1">tio̍h-ài ná kóng-tshiò, </text:p>
        <text:p text:style-name="P1"/>
        <text:p text:style-name="P1">予in心情保持輕鬆，</text:p>
        <text:p text:style-name="P1">hōo in sim-tsîng pó-tshî khin-sang, </text:p>
        <text:p text:style-name="P1"/>
        <text:p text:style-name="P1">「養兵千日，用在一朝」，</text:p>
        <text:p text:style-name="P1">“Ióng ping tshian ji̍t, iōng tsāi it tiâu”, </text:p>
        <text:p text:style-name="P1"/>
        <text:p text:style-name="P1">若有失覺察，</text:p>
        <text:p text:style-name="P1">nā ū sit-kak-tshat, </text:p>
        <text:p text:style-name="P1"/>
        <text:p text:style-name="P1">恐驚會影響比賽的名次；</text:p>
        <text:p text:style-name="P1">khióng-kiann ē íng-hióng pí-sài ê miâ-tshù; </text:p>
        <text:p text:style-name="P1"/>
        <text:p text:style-name="P1">毋過，</text:p>
        <text:p text:style-name="P1">m̄-koh, </text:p>
        <text:p text:style-name="P1"/>
        <text:p text:style-name="P1">這場比賽佮較早完全無siāng――這過，</text:p>
        <text:p text:style-name="P1">tsit tiûnn pí-sài kah khah-tsá uân-tsuân bô siāng－－ tsit kuè, </text:p>
        <text:p text:style-name="P1"/>
        <text:p text:style-name="P1">毋是拚懸低，</text:p>
        <text:p text:style-name="P1">m̄ sī piànn kuân-kē, </text:p>
        <text:p text:style-name="P1"/>
        <text:p text:style-name="P1">這過，</text:p>
        <text:p text:style-name="P1">tsit kuè, </text:p>
        <text:p text:style-name="P1"/>
        <text:p text:style-name="P1">向望予in佇心肝底保留一个難忘的記持……。</text:p>
        <text:p text:style-name="P1">ǹg-bāng hōo in tī sim-kuann-té pó-liû tsi̍t ê lân-bōng ê kì-tî....</text:p>
        <text:p text:style-name="P1"/>
        <text:p text:style-name="P1"/>
        <text:p text:style-name="P1"/>
        <text:p text:style-name="P1"/>
        <text:p text:style-name="P1">伊會來參加比賽，</text:p>
        <text:p text:style-name="P1">I ē lâi tsham-ka pí-sài, </text:p>
        <text:p text:style-name="P1"/>
        <text:p text:style-name="P1">的確是一場奇蹟！</text:p>
        <text:p text:style-name="P1">tik-khak sī tsi̍t tiûnn kî-tsik! </text:p>
        <text:p text:style-name="P1"/>
        <text:p text:style-name="P1"/>
        <text:p text:style-name="P4">想彼時，</text:p>
        <text:p text:style-name="P1">Siūnn hit-sî, </text:p>
        <text:p text:style-name="P1"/>
        <text:p text:style-name="P1">我宣佈這个決定，</text:p>
        <text:p text:style-name="P1">guá suan-pòo tsit ê kuat-tīng, </text:p>
        <text:p text:style-name="P1"/>
        <text:p text:style-name="P1">伊的導師用攕擔仝款的聲嗽，</text:p>
        <text:p text:style-name="P1">i ê tō-su iōng tshiam-tann kāng-khuán ê siann-sàu, </text:p>
        <text:p text:style-name="P1"/>
        <text:p text:style-name="P1">喊出聲：「你欲訓練伊去比賽？</text:p>
        <text:p text:style-name="P1">hiàm tshut-siann: “Lí beh hùn-liān i khì pí-sài? </text:p>
        <text:p text:style-name="P1"/>
        <text:p text:style-name="P1">是著抑毋著？」</text:p>
        <text:p text:style-name="P1">Sī tio̍h ia̍h m̄-tio̍h?”</text:p>
        <text:p text:style-name="P1"/>
        <text:p text:style-name="P1"/>
        <text:p text:style-name="P1"/>
        <text:p text:style-name="P1"/>
        <text:p text:style-name="P1">我予喝彼聲，</text:p>
        <text:p text:style-name="P1">Guá hōo huah hit siann, </text:p>
        <text:p text:style-name="P1"/>
        <text:p text:style-name="P1">心內懍一下：「學生的成績是老師的面子，</text:p>
        <text:p text:style-name="P1">sim-lāi lún --tsi̍t-ē: “Ha̍k-sing ê sîng-tsik sī lāu-su ê bīn-tsú,</text:p>
        <text:p text:style-name="P1"/>
        <text:p text:style-name="P1">更加是學校的光彩，</text:p>
        <text:p text:style-name="P1">kìng-ka sī ha̍k-hāu ê kong-tshái, </text:p>
        <text:p text:style-name="P1"/>
        <text:p text:style-name="P1">伊――敢會當代表學校做選手？」</text:p>
        <text:p text:style-name="P1">i－－ kám ē-tàng tāi-piáu ha̍k-hāu tsò suán-tshiú? ”</text:p>
        <text:p text:style-name="P1"/>
        <text:p text:style-name="P1"/>
        <text:p text:style-name="P1"/>
        <text:p text:style-name="P1">我不得不徛佇評判的角度秤斤兩……。</text:p>
        <text:p text:style-name="P1">Guá put-tik-put khiā tī phîng-phuànn ê kak-tōo tshìn kin-niú....</text:p>
        <text:p text:style-name="P1"/>
        <text:p text:style-name="P1">毋過，</text:p>
        <text:p text:style-name="P1">M̄-koh, </text:p>
        <text:p text:style-name="P1"/>
        <text:p text:style-name="P1">徛佇教育的立場來考慮，</text:p>
        <text:p text:style-name="P1">khiā tī kàu-io̍k ê li̍p-tiûnn lâi khó-lī, </text:p>
        <text:p text:style-name="P1"/>
        <text:p text:style-name="P1">相信這改的比賽，</text:p>
        <text:p text:style-name="P1">siong-sìn tsit kái ê pí-sài, </text:p>
        <text:p text:style-name="P1"/>
        <text:p text:style-name="P1">對這个囡仔的意義，</text:p>
        <text:p text:style-name="P1">tuì tsit ê gín-á ê ì-gī, </text:p>
        <text:p text:style-name="P1"/>
        <text:p text:style-name="P1">絕對勝過是毋是會當著等。</text:p>
        <text:p text:style-name="P1">tsua̍t-tuì sìng-kuè sī m̄ sī ē-tàng tio̍h tíng. </text:p>
        <text:p text:style-name="P1"/>
        <text:p text:style-name="P1"/>
        <text:p text:style-name="P4">這時，</text:p>
        <text:p text:style-name="P1">Tsit-sî, </text:p>
        <text:p text:style-name="P1"/>
        <text:p text:style-name="P1">我罕得展出教育部專業級認證的 kha̋ng-páng 替伊掛保證，</text:p>
        <text:p text:style-name="P1">guá hán-tit tián-tshut Kàu-io̍k-pōo tsuan-gia̍p-kip jīn-tsìng ê kha̋ng-páng thè i kuà-pó-tsìng, </text:p>
        <text:p text:style-name="P1"/>
        <text:p text:style-name="P1">講：「仝年級的學生內底，</text:p>
        <text:p text:style-name="P1">kóng: “Kāng nî-kip ê ha̍k-sing lāi-té, </text:p>
        <text:p text:style-name="P1"/>
        <text:p text:style-name="P1">伊是唯一會曉朗讀閩南語文稿的囡仔。」</text:p>
        <text:p text:style-name="P1">i sī uî-it ē-hiáu lóng-tho̍k Bân-lâm-gí bûn-kó ê gín-á.”</text:p>
        <text:p text:style-name="P1"/>
        <text:p text:style-name="P1">因為我的堅持，</text:p>
        <text:p text:style-name="P1">In-uī guá ê kian-tshî, </text:p>
        <text:p text:style-name="P1"/>
        <text:p text:style-name="P1">這層代誌就按呢決定落來！</text:p>
        <text:p text:style-name="P1">tsit tsân tāi-tsì tsiū-án-ne kuat-tīng --lo̍h-lâi!</text:p>
        <text:p text:style-name="P1"/>
        <text:p text:style-name="P1"/>
        <text:p text:style-name="P1"/>
        <text:p text:style-name="P1">每一个人攏看會出，</text:p>
        <text:p text:style-name="P1">Muí tsi̍t ê lâng lóng khuànn ē tshut,</text:p>
        <text:p text:style-name="P1"/>
        <text:p text:style-name="P1">伊是一个「文化不利」的囡仔</text:p>
        <text:p text:style-name="P1">i sī tsi̍t ê “Bûn-huà put lī” ê gín-á</text:p>
        <text:p text:style-name="P1"/>
        <text:p text:style-name="P1">――無體面、無禮貌、無規矩――</text:p>
        <text:p text:style-name="P1">－－ bô thé-bīn, bô lé-māu, bô kui-kí－－ </text:p>
        <text:p text:style-name="P1"/>
        <text:p text:style-name="P1">這是伊予我的第一印象。</text:p>
        <text:p text:style-name="P1">tse sī i hōo guá ê tē-it ìn-siōng.</text:p>
        <text:p text:style-name="P1"/>
        <text:p text:style-name="P1"/>
        <text:p text:style-name="P1"/>
        <text:p text:style-name="P1"/>
        <text:p text:style-name="P1">彼日下晡，</text:p>
        <text:p text:style-name="P1">Hit ji̍t ē-poo, </text:p>
        <text:p text:style-name="P1"/>
        <text:p text:style-name="P1">有委員欲來訪視，</text:p>
        <text:p text:style-name="P1">ū uí-uân beh lâi hóng-sī, </text:p>
        <text:p text:style-name="P1"/>
        <text:p text:style-name="P1">聽候中晝食飯飽，</text:p>
        <text:p text:style-name="P1">thìng-hāu tiong-tàu tsia̍h-pn̄g-pá, </text:p>
        <text:p text:style-name="P1"/>
        <text:p text:style-name="P1">我趕緊佈置二樓會議室，</text:p>
        <text:p text:style-name="P1">guá kuánn-kín pòo-tì jī lâu huē-gī-sik, </text:p>
        <text:p text:style-name="P1"/>
        <text:p text:style-name="P1">共相關資料款佇桌頂排好勢，</text:p>
        <text:p text:style-name="P1">kā siong-kuan tsu-liāu khuán tī toh-tíng pâi hó-sè, </text:p>
        <text:p text:style-name="P1"/>
        <text:p text:style-name="P1">閬縫落來辦公室啉一杯茶。</text:p>
        <text:p text:style-name="P1">làng-phāng lo̍h-lâi pān-kong-sik lim tsi̍t pue tê. </text:p>
        <text:p text:style-name="P1"/>
        <text:p text:style-name="P1"/>
        <text:p text:style-name="P4">都無十分鐘久，</text:p>
        <text:p text:style-name="P1">To bô tsa̍p hun-tsing kú, </text:p>
        <text:p text:style-name="P1"/>
        <text:p text:style-name="P1">轉去二樓，</text:p>
        <text:p text:style-name="P1">tńg-khì jī lâu, </text:p>
        <text:p text:style-name="P1"/>
        <text:p text:style-name="P1">煞看著款好的資料掖甲規塗跤，</text:p>
        <text:p text:style-name="P1">suah khuànn-tio̍h khuán hó ê tsu-liāu iā kah kui thôo-kha, </text:p>
        <text:p text:style-name="P1"/>
        <text:p text:style-name="P1">一个留落來上「課後照顧班」的三年仔生，</text:p>
        <text:p text:style-name="P1">tsi̍t ê lâu-lo̍h-lâi siōng “khò-āu tsiàu-kòo-pan” ê sann-nî-á sing,</text:p>
        <text:p text:style-name="P1"/>
        <text:p text:style-name="P1">當咧偷提貯文件的資料袋仔，</text:p>
        <text:p text:style-name="P1">tng-teh thau-the̍h té bûn-kiānn ê tsu-liāu-tē-á,</text:p>
        <text:p text:style-name="P1"/>
        <text:p text:style-name="P1">――這種機緣予我對這个囡仔永誌難忘。</text:p>
        <text:p text:style-name="P1">－－ tsit tsióng ki-iân hōo guá tuì tsit ê gín-á íng tsì lân-bōng. </text:p>
        <text:p text:style-name="P1"/>
        <text:p text:style-name="P1">也因為兼任行政，</text:p>
        <text:p text:style-name="P1">Iā in-uī kiam-jīm hîng-tsìng, </text:p>
        <text:p text:style-name="P1"/>
        <text:p text:style-name="P1">對全校特殊學生佮弱勢家庭攏有接觸，</text:p>
        <text:p text:style-name="P2">tuì tsuân-hāu ti̍k-sû ha̍k-sing kah jio̍k-sè ka-tîng lóng ū tsiap-tshiok, </text:p>
        <text:p text:style-name="P1"/>
        <text:p text:style-name="P1">「儷思」這个囡仔開始捷捷佮我的職務相牽連。</text:p>
        <text:p text:style-name="P3">"Lē-su" tsit ê gín-á khai-sí tsia̍p-tsia̍p kah guá ê tsit-bū sio-khan-liân.</text:p>
        <text:p text:style-name="P3"/>
        <text:p text:style-name="P1"/>
        <text:p text:style-name="P1"/>
        <text:p text:style-name="P1"/>
        <text:p text:style-name="P1">伊是一个予人真頭疼的學生，</text:p>
        <text:p text:style-name="P1">I sī tsi̍t ê hōo lâng tsin thâu-thiànn ê ha̍k-sing, </text:p>
        <text:p text:style-name="P1"/>
        <text:p text:style-name="P1">講白賊、偷提物件、毋寫功課，</text:p>
        <text:p text:style-name="P1">kóng-pe̍h-tsha̍t, thau-the̍h mi̍h-kiānn, m̄ siá kong-khò, </text:p>
        <text:p text:style-name="P1"/>
        <text:p text:style-name="P1">甚至――定定無洗身軀。</text:p>
        <text:p text:style-name="P1">sīm-tsì－－ tiānn-tiānn bô sé-sin-khu. </text:p>
        <text:p text:style-name="P1"/>
        <text:p text:style-name="P1">佇富裕的臺灣，</text:p>
        <text:p text:style-name="P1">Tī hù-jū ê Tâi-uân, </text:p>
        <text:p text:style-name="P1"/>
        <text:p text:style-name="P1">環境衛生遮爾進步的現代社會，</text:p>
        <text:p text:style-name="P1">khuân-kíng uē-sing tsiah-nī tsìn-pōo ê hiān-tāi siā-huē, </text:p>
        <text:p text:style-name="P1"/>
        <text:p text:style-name="P1">伊是真少數予健康中心的護士，</text:p>
        <text:p text:style-name="P1">i sī tsin tsió-sòo hōo kiān-khong tiong-sim ê hōo-sū, </text:p>
        <text:p text:style-name="P1"/>
        <text:p text:style-name="P1">發現生蝨母的囡仔。</text:p>
        <text:p text:style-name="P1">huat-hiān senn sat-bó ê gín-á. </text:p>
        <text:p text:style-name="P1"/>
        <text:p text:style-name="P1">莫怪，</text:p>
        <text:p text:style-name="P1">Bo̍k-kuài, </text:p>
        <text:p text:style-name="P1"/>
        <text:p text:style-name="P1">連導師嘛反對伊參加比賽。</text:p>
        <text:p text:style-name="P1">liân tō-su mā huán-tuì i tsham-ka pí-sài.</text:p>
        <text:p text:style-name="P1"/>
        <text:p text:style-name="P1"/>
        <text:p text:style-name="P1"><text:soft-page-break/>毋過，</text:p>
        <text:p text:style-name="P1">M̄-koh, </text:p>
        <text:p text:style-name="P1"/>
        <text:p text:style-name="P1">「儷思」無體面的外表，</text:p>
        <text:p text:style-name="P1">“Lē-su” bô thé-bīn ê guā-piáu, </text:p>
        <text:p text:style-name="P1"/>
        <text:p text:style-name="P1">其實，</text:p>
        <text:p text:style-name="P1">kî-si̍t,</text:p>
        <text:p text:style-name="P1"/>
        <text:p text:style-name="P1">有一種真特殊的性質――。</text:p>
        <text:p text:style-name="P1">ū tsi̍t tsióng tsin ti̍k-sû ê sìng-tsit－－. </text:p>
        <text:p text:style-name="P1"/>
        <text:p text:style-name="P1">伊生做真細粒子，</text:p>
        <text:p text:style-name="P1">I senn-tsò tsin sè-lia̍p-tsí, </text:p>
        <text:p text:style-name="P1"/>
        <text:p text:style-name="P1">短短的頭毛，</text:p>
        <text:p text:style-name="P1">té-té ê thâu-mn̂g, </text:p>
        <text:p text:style-name="P1"/>
        <text:p text:style-name="P1">腌臢的穿插，</text:p>
        <text:p text:style-name="P1">a-tsa ê tshīng-tshah, </text:p>
        <text:p text:style-name="P1"/>
        <text:p text:style-name="P1">七分成人，</text:p>
        <text:p text:style-name="P1">tshit hun sîng lâng,</text:p>
        <text:p text:style-name="P1"/>
        <text:p text:style-name="P1">三分像猴，</text:p>
        <text:p text:style-name="P1">sann hun tshiūnn kâu, </text:p>
        <text:p text:style-name="P1"/>
        <text:p text:style-name="P1">予人看袂出來是查某囡仔；</text:p>
        <text:p text:style-name="P1">hōo lâng khuànn bē tshut-lâi sī tsa-bóo gín-á; </text:p>
        <text:p text:style-name="P1"/>
        <text:p text:style-name="P1">一雙烏白分明的目睭特別活動，</text:p>
        <text:p text:style-name="P1">tsi̍t siang oo-pe̍h hun-bîng ê ba̍k-tsiu ti̍k-pia̍t ua̍h-tāng, </text:p>
        <text:p text:style-name="P1"/>
        <text:p text:style-name="P1">應該是一个失栽培的巧巧囡仔。</text:p>
        <text:p text:style-name="P1">ing-kai sī tsi̍t ê sit tsai-puê ê khiáu-khiáu gín-á. </text:p>
        <text:p text:style-name="P1"/>
        <text:p text:style-name="P1">我的心肝底不三時浮現出一个疑問：</text:p>
        <text:p text:style-name="P1">Guá ê sim-kuann-té put-sam-sî phû-hiān tshut tsi̍t ê gî-būn: </text:p>
        <text:p text:style-name="P1"/>
        <text:p text:style-name="P1">若是予伊佮一般囡仔仝款的環境，</text:p>
        <text:p text:style-name="P1">nā-sī hōo i kah it-puann gín-á kāng-khuán ê khuân-kíng, </text:p>
        <text:p text:style-name="P1"/>
        <text:p text:style-name="P1">是毋是有可能改變伊的人生？</text:p>
        <text:p text:style-name="P1">sī m̄ sī ū khó-lîng kái-piàn i ê jîn-sing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73ce" officeooo:paragraph-rsid="001e73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59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39:59.630681717</dc:date>
    <meta:editing-duration>PT3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196" meta:word-count="1681" meta:character-count="4929" meta:non-whitespace-character-count="4350"/>
  </office:meta>
</office:document-meta>
</file>